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 style:list-style-name="L1">
      <style:graphic-properties draw:stroke="solid" draw:stroke-dash="Dash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objectwithoutfill" style:list-style-name="L1">
      <style:graphic-properties draw:stroke="solid" draw:stroke-dash="Dash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="none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1" svg:stroke-width="0.02cm" svg:stroke-color="#000000" draw:marker-start="" draw:marker-start-width="0.33cm" draw:marker-start-center="false" draw:marker-end="" draw:marker-end-width="0.33cm" draw:marker-end-center="false" svg:stroke-opacity="100%" draw:stroke-linejoin="round" draw:fill-color="#99ccff" draw:secondary-fill-color="#99ccff" draw:fill-gradient-name="Gradient_20_7" draw:gradient-step-count="0" draw:fill-hatch-name="Hatch_20_46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lbany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line-through-mode="continuous" style:letter-kerning="fals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polygon draw:style-name="gr1" draw:text-style-name="P1" draw:layer="layout" svg:width="3.5cm" svg:height="1cm" svg:x="1.9cm" svg:y="2.6cm" svg:viewBox="0 0 3501 1001" draw:points="0,500 2000,1000 3500,500 1500,0">
            <text:p/>
          </draw:polygon>
          <draw:polygon draw:style-name="gr2" draw:text-style-name="P1" draw:layer="layout" svg:width="2.3cm" svg:height="0.65cm" svg:x="2.6cm" svg:y="1.5cm" svg:viewBox="0 0 2301 651" draw:points="0,325 1314,650 2300,325 986,0">
            <text:p/>
          </draw:polygon>
          <draw:line draw:style-name="gr3" draw:text-style-name="P1" draw:layer="layout" svg:x1="2.592cm" svg:y1="1.818cm" svg:x2="1.902cm" svg:y2="3.103cm">
            <text:p/>
          </draw:line>
          <draw:line draw:style-name="gr4" draw:text-style-name="P1" draw:layer="layout" svg:x1="3.911cm" svg:y1="2.149cm" svg:x2="3.897cm" svg:y2="3.603cm">
            <text:p/>
          </draw:line>
          <draw:line draw:style-name="gr5" draw:text-style-name="P1" draw:layer="layout" svg:x1="4.898cm" svg:y1="1.824cm" svg:x2="5.398cm" svg:y2="3.109cm">
            <text:p/>
          </draw:line>
          <draw:line draw:style-name="gr6" draw:text-style-name="P1" draw:layer="layout" svg:x1="3.586cm" svg:y1="1.5cm" svg:x2="3.39cm" svg:y2="2.602cm">
            <text:p/>
          </draw:line>
        </draw:g>
        <draw:frame draw:style-name="gr7" draw:layer="layout" svg:width="0.421cm" svg:height="0.482cm" svg:x="2.544cm" svg:y="3.2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421cm" svg:height="0.482cm" svg:x="4.627cm" svg:y="3.3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395cm" svg:height="0.482cm" svg:x="3.165cm" svg:y="1.56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421cm" svg:height="0.482cm" svg:x="3.956cm" svg:y="1.62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8" draw:text-style-name="P2" draw:layer="layout" svg:x1="3.666cm" svg:y1="1.86cm" svg:x2="3.666cm" svg:y2="3.023cm">
          <text:p/>
        </draw:line>
        <draw:frame draw:style-name="gr7" draw:layer="layout" svg:width="0.421cm" svg:height="0.482cm" svg:x="3.182cm" svg:y="2.648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25.668cm" fo:margin-left="1cm" fo:margin-right="14.894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6$Build-9095</meta:generator>
    <meta:initial-creator>Markus Richter</meta:initial-creator>
    <meta:creation-date>2009-10-26T10:18:17</meta:creation-date>
    <dc:creator>Markus Richter</dc:creator>
    <dc:date>2009-10-26T10:39:22</dc:date>
    <dc:language>de-DE</dc:language>
    <meta:editing-cycles>2</meta:editing-cycles>
    <meta:editing-duration>PT21M13S</meta:editing-duration>
    <meta:user-defined meta:name="Info 1"/>
    <meta:user-defined meta:name="Info 2"/>
    <meta:user-defined meta:name="Info 3"/>
    <meta:user-defined meta:name="Info 4"/>
    <meta:document-statistic meta:object-count="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d</math:mi>
    <math:annotation math:encoding="StarMath 5.0">d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i>h</math:mi>
    <math:annotation math:encoding="StarMath 5.0">h</math:annotation>
  </math:semantics>
</math:math>
</file>